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40000030FD4D53EBA.png" manifest:media-type="image/png"/>
  <manifest:file-entry manifest:full-path="Pictures/10000001000004740000030F5A640D8E.png" manifest:media-type="image/png"/>
  <manifest:file-entry manifest:full-path="Pictures/10000001000004740000030FA206582A.png" manifest:media-type="image/png"/>
  <manifest:file-entry manifest:full-path="Pictures/10000001000004740000030FA491CE07.png" manifest:media-type="image/png"/>
  <manifest:file-entry manifest:full-path="Pictures/10000001000004D400000370258102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665c3" officeooo:paragraph-rsid="000665c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665c3" officeooo:paragraph-rsid="000665c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665c3" officeooo:paragraph-rsid="000665c3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5</text:p>
      <text:p text:style-name="P3">Actividad de clase 1:</text:p>
      <text:p text:style-name="P3"/>
      <text:p text:style-name="P2"><draw:frame draw:style-name="fr2" draw:name="Imagen1" text:anchor-type="char" svg:width="17cm" svg:height="12.104cm" draw:z-index="0"><draw:image xlink:href="Pictures/10000001000004D40000037025810296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ctividad de clase 2:</text:p>
      <text:p text:style-name="P3"/>
      <text:p text:style-name="P3"><draw:frame draw:style-name="fr2" draw:name="Imagen4" text:anchor-type="char" svg:width="17cm" svg:height="11.675cm" draw:z-index="3"><draw:image xlink:href="Pictures/10000001000004740000030FA491CE07.png" xlink:type="simple" xlink:show="embed" xlink:actuate="onLoad" draw:mime-type="image/png"/></draw:frame></text:p>
      <text:p text:style-name="P3"/>
      <text:p text:style-name="P3"><draw:frame draw:style-name="fr1" draw:name="Imagen5" text:anchor-type="char" svg:width="17cm" svg:height="11.675cm" draw:z-index="4"><draw:image xlink:href="Pictures/10000001000004740000030FA206582A.png" xlink:type="simple" xlink:show="embed" xlink:actuate="onLoad" draw:mime-type="image/png"/></draw:frame></text:p>
      <text:p text:style-name="P3"><text:soft-page-break/>Actividad de clase 3:</text:p>
      <text:p text:style-name="P3"/>
      <text:p text:style-name="P3"><draw:frame draw:style-name="fr1" draw:name="Imagen2" text:anchor-type="char" svg:width="17cm" svg:height="11.675cm" draw:z-index="1"><draw:image xlink:href="Pictures/10000001000004740000030F5A640D8E.png" xlink:type="simple" xlink:show="embed" xlink:actuate="onLoad" draw:mime-type="image/png"/></draw:frame></text:p>
      <text:p text:style-name="P3"><draw:frame draw:style-name="fr2" draw:name="Imagen3" text:anchor-type="char" svg:width="17cm" svg:height="11.675cm" draw:z-index="2"><draw:image xlink:href="Pictures/10000001000004740000030FD4D53E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4:04:17.822827960</meta:creation-date>
    <dc:date>2024-11-18T14:13:58.554836042</dc:date>
    <meta:editing-duration>PT9M41S</meta:editing-duration>
    <meta:editing-cycles>1</meta:editing-cycles>
    <meta:document-statistic meta:table-count="0" meta:image-count="5" meta:object-count="0" meta:page-count="3" meta:paragraph-count="4" meta:word-count="14" meta:character-count="69" meta:non-whitespace-character-count="59"/>
    <meta:generator>LibreOffice/24.2.6.2$Linux_X86_64 LibreOffice_project/420$Build-2</meta:generator>
  </office:meta>
</office:document-meta>
</file>